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9e18" officeooo:paragraph-rsid="0019c6ed"/>
    </style:style>
    <style:style style:name="P2" style:family="paragraph" style:parent-style-name="Standard">
      <style:text-properties style:font-name="Calibri" officeooo:rsid="0019c6ed" officeooo:paragraph-rsid="0019c6ed"/>
    </style:style>
    <style:style style:name="P3" style:family="paragraph" style:parent-style-name="Standard">
      <style:text-properties style:font-name="Calibri" officeooo:rsid="001ad8bc" officeooo:paragraph-rsid="001ad8bc"/>
    </style:style>
    <style:style style:name="P4" style:family="paragraph" style:parent-style-name="Standard">
      <style:text-properties style:font-name="Calibri" officeooo:rsid="001ad8bc" officeooo:paragraph-rsid="001c23e6"/>
    </style:style>
    <style:style style:name="P5" style:family="paragraph" style:parent-style-name="Standard">
      <style:text-properties style:font-name="Calibri" officeooo:rsid="001c23e6" officeooo:paragraph-rsid="001c23e6"/>
    </style:style>
    <style:style style:name="P6" style:family="paragraph" style:parent-style-name="Standard">
      <style:text-properties style:font-name="Calibri" fo:font-size="24pt" officeooo:rsid="001d9e18" officeooo:paragraph-rsid="001f5bc3" style:font-size-asian="24pt" style:font-size-complex="24pt"/>
    </style:style>
    <style:style style:name="P7" style:family="paragraph" style:parent-style-name="Standard">
      <style:text-properties officeooo:rsid="001f7cb7" officeooo:paragraph-rsid="001f5bc3"/>
    </style:style>
    <style:style style:name="P8" style:family="paragraph" style:parent-style-name="Standard">
      <style:text-properties style:font-name="Calibri" fo:font-size="24pt" fo:font-weight="bold" officeooo:rsid="001d9e18" officeooo:paragraph-rsid="001f5bc3" style:font-size-asian="24pt" style:font-weight-asian="bold" style:font-size-complex="24pt" style:font-weight-complex="bold"/>
    </style:style>
    <style:style style:name="P9" style:family="paragraph" style:parent-style-name="Standard">
      <style:text-properties style:font-name="Calibri" officeooo:rsid="001c23e6" officeooo:paragraph-rsid="001c23e6"/>
    </style:style>
    <style:style style:name="P10" style:family="paragraph" style:parent-style-name="Standard">
      <style:text-properties style:font-name="Calibri" officeooo:rsid="0019c6ed" officeooo:paragraph-rsid="0019c6ed"/>
    </style:style>
    <style:style style:name="T1" style:family="text">
      <style:text-properties style:text-position="super 58%"/>
    </style:style>
    <style:style style:name="T2" style:family="text">
      <style:text-properties style:text-position="super 58%" officeooo:rsid="001ad8bc"/>
    </style:style>
    <style:style style:name="T3" style:family="text">
      <style:text-properties officeooo:rsid="001ad8bc"/>
    </style:style>
    <style:style style:name="T4" style:family="text">
      <style:text-properties officeooo:rsid="001c23e6"/>
    </style:style>
    <style:style style:name="T5" style:family="text">
      <style:text-properties fo:font-size="36pt" fo:font-weight="bold" style:font-size-asian="36pt" style:font-weight-asian="bold" style:font-size-complex="36pt" style:font-weight-complex="bold"/>
    </style:style>
    <style:style style:name="T6" style:family="text">
      <style:text-properties officeooo:rsid="0024b926"/>
    </style:style>
    <style:style style:name="T7"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5">N</text:span>ame: <text:span text:style-name="T6">Muhammd Sherjeel Akhtar</text:span></text:p>
      <text:p text:style-name="P6"/>
      <text:p text:style-name="P6"/>
      <text:p text:style-name="P6"><text:span text:style-name="T5">R</text:span>oll <text:span text:style-name="T5">N</text:span>o: <text:span text:style-name="T6">20P-0101</text:span></text:p>
      <text:p text:style-name="P6"/>
      <text:p text:style-name="P6"/>
      <text:p text:style-name="P6"><text:span text:style-name="T5">A</text:span>ssignment <text:span text:style-name="T5">N</text:span>o: <text:span text:style-name="T6">3</text:span></text:p>
      <text:p text:style-name="P6"/>
      <text:p text:style-name="P6"/>
      <text:p text:style-name="P6"><text:span text:style-name="T5">S</text:span>ubject: <text:span text:style-name="T6">TBW</text:span></text:p>
      <text:p text:style-name="P6"/>
      <text:p text:style-name="P6"/>
      <text:p text:style-name="P6"><text:span text:style-name="T5">S</text:span>ubmitted <text:span text:style-name="T5">T</text:span>o <text:span text:style-name="T5">R</text:span>espected <text:span text:style-name="T5">M</text:span>aam: <text:tab/><text:tab/><text:tab/><text:tab/></text:p>
      <text:p text:style-name="P8"><text:tab/><text:tab/><text:tab/><text:tab/>Noreen Shah</text:p>
      <text:p text:style-name="P7"/>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text:soft-page-break/>From, </text:p>
      <text:p text:style-name="P5"/>
      <text:p text:style-name="P5">The Principal,</text:p>
      <text:p text:style-name="P5"/>
      <text:p text:style-name="P5">Ali Ahmad</text:p>
      <text:p text:style-name="P5"/>
      <text:p text:style-name="P5">Army Public College,</text:p>
      <text:p text:style-name="P5"/>
      <text:p text:style-name="P5"/>
      <text:p text:style-name="P5">To,</text:p>
      <text:p text:style-name="P2"/>
      <text:p text:style-name="P2">The Chief Executive,</text:p>
      <text:p text:style-name="P2"/>
      <text:p text:style-name="P2">Unilever Corporation,</text:p>
      <text:p text:style-name="P2"/>
      <text:p text:style-name="P2">6<text:span text:style-name="T1">th</text:span> Road, Rawalpindi.</text:p>
      <text:p text:style-name="P5"/>
      <text:p text:style-name="P5">Punjab, Pakistan</text:p>
      <text:p text:style-name="P2"/>
      <text:p text:style-name="P2"><text:span text:style-name="T4">Dated: </text:span>10<text:span text:style-name="T1">th</text:span> march, 2022,</text:p>
      <text:p text:style-name="P2"/>
      <text:p text:style-name="P2"><text:span text:style-name="T7">Subject</text:span>: Invitation For The Guest Speaker In The Seminar Of Our College,</text:p>
      <text:p text:style-name="P2"/>
      <text:p text:style-name="P2">Dear sir,</text:p>
      <text:p text:style-name="P2"/>
      <text:p text:style-name="P2"><text:tab/>With due respect, it is stated that we are arranging an event related to career counseling. As you are well familiar that our college is mainly of the Computer Science. So we are arranging this seminar to introduce them to the firms and organizations in which they can apply for the job after the graduation.</text:p>
      <text:p text:style-name="P2"/>
      <text:p text:style-name="P2"><text:tab/>As you are well familiar with the rising trends in the society. With rapid increase in education, the need of proper counseling is also increasing from time to time. Therefore, <text:span text:style-name="T3">we are arranging these kinds of event and hopefully we will arrange such kinds of events in the future too.</text:span></text:p>
      <text:p text:style-name="P2"/>
      <text:p text:style-name="P2"><text:tab/><text:span text:style-name="T3">As per informing you about the timings and location of the event, the event is going to be held in the Main Auditorium of our college. The venue is present just in front of our college. The starting time of the seminar is 8:00AM.</text:span></text:p>
      <text:p text:style-name="P2"/>
      <text:p text:style-name="P2"><text:tab/><text:span text:style-name="T3">Hopefully, the students will get to learn a lot from your experience and about the different circulating trends in the society. </text:span></text:p>
      <text:p text:style-name="P2"/>
      <text:p text:style-name="P4">Regards,<text:line-break/></text:p>
      <text:p text:style-name="P4">The Principal,</text:p>
      <text:p text:style-name="P3"/>
      <text:p text:style-name="P3">Army Public College,</text:p>
      <text:p text:style-name="P5"/>
      <text:p text:style-name="P5">Signature: Ali Ahmad. <text:s text:c="50"/><text:span text:style-name="T3">Dated: 10</text:span><text:span text:style-name="T2">th</text:span><text:span text:style-name="T3"> march, 2022.</text:span> <text:s text:c="34"/></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21:59:29.403501114</meta:creation-date>
    <dc:date>2022-03-11T10:13:36.134746842</dc:date>
    <meta:editing-duration>PT33M20S</meta:editing-duration>
    <meta:editing-cycles>4</meta:editing-cycles>
    <meta:generator>LibreOffice/6.4.7.2$Linux_X86_64 LibreOffice_project/40$Build-2</meta:generator>
    <meta:document-statistic meta:table-count="0" meta:image-count="0" meta:object-count="0" meta:page-count="2" meta:paragraph-count="26" meta:word-count="238" meta:character-count="1484" meta:non-whitespace-character-count="1171"/>
  </office:meta>
</office:document-meta>
</file>